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2 casos confirmado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0" calcext:value-type="float">
            <text:p>0</text:p>
          </table:table-cell>
          <table:table-cell table:style-name="ce42" table:formula="of:=[.D3]/[.$D$12]" office:value-type="percentage" office:value="0" calcext:value-type="percentage">
            <text:p>0,0%</text:p>
          </table:table-cell>
          <table:table-cell table:style-name="ce46" table:formula="of:=[.E3]" office:value-type="percentage" office:value="0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4]+[.C4]" office:value-type="float" office:value="51" calcext:value-type="float">
            <text:p>51</text:p>
          </table:table-cell>
          <table:table-cell table:style-name="ce42" table:formula="of:=[.D4]/[.$D$12]" office:value-type="percentage" office:value="0.204819277108434" calcext:value-type="percentage">
            <text:p>20,5%</text:p>
          </table:table-cell>
          <table:table-cell table:style-name="ce47" table:formula="of:=[.F3]+[.E4]" office:value-type="percentage" office:value="0.204819277108434" calcext:value-type="percentage">
            <text:p>2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5]+[.C5]" office:value-type="float" office:value="32" calcext:value-type="float">
            <text:p>32</text:p>
          </table:table-cell>
          <table:table-cell table:style-name="ce42" table:formula="of:=[.D5]/[.$D$12]" office:value-type="percentage" office:value="0.1285140562249" calcext:value-type="percentage">
            <text:p>12,9%</text:p>
          </table:table-cell>
          <table:table-cell table:style-name="ce46" table:formula="of:=[.F4]+[.E5]" office:value-type="percentage" office:value="0.333333333333333" calcext:value-type="percentage">
            <text:p>3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35" table:formula="of:=[.B6]+[.C6]" office:value-type="float" office:value="32" calcext:value-type="float">
            <text:p>32</text:p>
          </table:table-cell>
          <table:table-cell table:style-name="ce42" table:formula="of:=[.D6]/[.$D$12]" office:value-type="percentage" office:value="0.1285140562249" calcext:value-type="percentage">
            <text:p>12,9%</text:p>
          </table:table-cell>
          <table:table-cell table:style-name="ce48" table:formula="of:=[.F5]+[.E6]" office:value-type="percentage" office:value="0.461847389558233" calcext:value-type="percentage">
            <text:p>4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35" table:formula="of:=[.B7]+[.C7]" office:value-type="float" office:value="33" calcext:value-type="float">
            <text:p>33</text:p>
          </table:table-cell>
          <table:table-cell table:style-name="ce42" table:formula="of:=[.D7]/[.$D$12]" office:value-type="percentage" office:value="0.132530120481928" calcext:value-type="percentage">
            <text:p>13,3%</text:p>
          </table:table-cell>
          <table:table-cell table:style-name="ce48" table:formula="of:=[.F6]+[.E7]" office:value-type="percentage" office:value="0.594377510040161" calcext:value-type="percentage">
            <text:p>5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8]+[.C8]" office:value-type="float" office:value="32" calcext:value-type="float">
            <text:p>32</text:p>
          </table:table-cell>
          <table:table-cell table:style-name="ce42" table:formula="of:=[.D8]/[.$D$12]" office:value-type="percentage" office:value="0.1285140562249" calcext:value-type="percentage">
            <text:p>12,9%</text:p>
          </table:table-cell>
          <table:table-cell table:style-name="ce46" table:formula="of:=[.F7]+[.E8]" office:value-type="percentage" office:value="0.72289156626506" calcext:value-type="percentage">
            <text:p>7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35" table:formula="of:=[.B9]+[.C9]" office:value-type="float" office:value="27" calcext:value-type="float">
            <text:p>27</text:p>
          </table:table-cell>
          <table:table-cell table:style-name="ce42" table:formula="of:=[.D9]/[.$D$12]" office:value-type="percentage" office:value="0.108433734939759" calcext:value-type="percentage">
            <text:p>10,8%</text:p>
          </table:table-cell>
          <table:table-cell table:style-name="ce46" table:formula="of:=[.F8]+[.E9]" office:value-type="percentage" office:value="0.831325301204819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35" table:formula="of:=[.B10]+[.C10]" office:value-type="float" office:value="21" calcext:value-type="float">
            <text:p>21</text:p>
          </table:table-cell>
          <table:table-cell table:style-name="ce42" table:formula="of:=[.D10]/[.$D$12]" office:value-type="percentage" office:value="0.0843373493975904" calcext:value-type="percentage">
            <text:p>8,4%</text:p>
          </table:table-cell>
          <table:table-cell table:style-name="ce46" table:formula="of:=[.F9]+[.E10]" office:value-type="percentage" office:value="0.91566265060241" calcext:value-type="percentage">
            <text:p>9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style-name="ce35" table:formula="of:=[.B11]+[.C11]" office:value-type="float" office:value="21" calcext:value-type="float">
            <text:p>21</text:p>
          </table:table-cell>
          <table:table-cell table:style-name="ce43" table:formula="of:=[.D11]/[.$D$12]" office:value-type="percentage" office:value="0.0843373493975904" calcext:value-type="percentage">
            <text:p>8,4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28" calcext:value-type="float">
            <text:p>128</text:p>
          </table:table-cell>
          <table:table-cell table:style-name="ce20" table:formula="of:=SUM([.C3:.C11])" office:value-type="float" office:value="121" calcext:value-type="float">
            <text:p>121</text:p>
          </table:table-cell>
          <table:table-cell table:style-name="ce36" table:formula="of:=SUM([.D3:.D11])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514056224899598" calcext:value-type="percentage">
            <text:p>51 %</text:p>
          </table:table-cell>
          <table:table-cell table:style-name="ce21" table:formula="of:=[.C12]/[.D12]" office:value-type="percentage" office:value="0.485943775100402" calcext:value-type="percentage">
            <text:p>49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8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43" calcext:value-type="float">
            <text:p>143</text:p>
          </table:table-cell>
          <table:table-cell table:style-name="ce38" office:value-type="float" office:value="8" calcext:value-type="float">
            <text:p>8</text:p>
          </table:table-cell>
          <table:table-cell table:style-name="ce23" table:formula="of:=SUM([.A18:.D18])" office:value-type="float" office:value="251" calcext:value-type="float">
            <text:p>251</text:p>
          </table:table-cell>
          <table:table-cell/>
          <table:table-cell table:style-name="ce59" office:value-type="percentage" office:value="0.04" calcext:value-type="percentage" table:number-columns-spanned="3" table:number-rows-spanned="1">
            <text:p>4,0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211155378486056" calcext:value-type="percentage">
            <text:p>21,1%</text:p>
          </table:table-cell>
          <table:table-cell table:style-name="ce9" table:formula="of:=[.B18]/[.$E$18]" office:value-type="percentage" office:value="0.187250996015936" calcext:value-type="percentage">
            <text:p>18,7%</text:p>
          </table:table-cell>
          <table:table-cell table:style-name="ce9" table:formula="of:=[.C18]/[.$E$18]" office:value-type="percentage" office:value="0.569721115537849" calcext:value-type="percentage">
            <text:p>57,0%</text:p>
          </table:table-cell>
          <table:table-cell table:style-name="ce9" table:formula="of:=[.D18]/[.$E$18]" office:value-type="percentage" office:value="0.0318725099601594" calcext:value-type="percentage">
            <text:p>3,2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1 caso confirmado no ha sido posible identificar la existencia o no de sintomatología</text:span></text:p>
          </table:table-cell>
          <table:table-cell table:number-columns-repeated="5"/>
          <table:table-cell table:style-name="ce60" office:value-type="float" office:value="10.4" calcext:value-type="float" table:number-columns-spanned="3" table:number-rows-spanned="1">
            <text:p>10,4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52" calcext:value-type="float">
            <text:p>152</text:p>
          </table:table-cell>
          <table:table-cell table:style-name="ce30" table:formula="of:=[.B22]/[.E18]" office:value-type="percentage" office:value="0.605577689243028" calcext:value-type="percentage">
            <text:p>6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98" calcext:value-type="float">
            <text:p>98</text:p>
          </table:table-cell>
          <table:table-cell table:style-name="ce31" table:formula="of:=[.B23]/[.E18]" office:value-type="percentage" office:value="0.390438247011952" calcext:value-type="percentage">
            <text:p>3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5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5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28" calcext:value-type="float">
            <text:p>28</text:p>
          </table:table-cell>
          <table:table-cell table:style-name="ce32" table:formula="of:=[.B28]/[.$B$83]" office:value-type="percentage" office:value="0.111553784860558" calcext:value-type="percentage">
            <text:p>11,16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25" calcext:value-type="float">
            <text:p>25</text:p>
          </table:table-cell>
          <table:table-cell table:style-name="ce71" table:formula="of:=[.G28]/[.G$37]" office:value-type="percentage" office:value="0.099601593625498" calcext:value-type="percentage">
            <text:p>9,96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29]/[.$B$83]" office:value-type="percentage" office:value="0.0597609561752988" calcext:value-type="percentage">
            <text:p>5,98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13" calcext:value-type="float">
            <text:p>13</text:p>
          </table:table-cell>
          <table:table-cell table:style-name="ce72" table:formula="of:=[.G29]/[.G$37]" office:value-type="percentage" office:value="0.051792828685259" calcext:value-type="percentage">
            <text:p>5,18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0]/[.$B$83]" office:value-type="percentage" office:value="0.051792828685259" calcext:value-type="percentage">
            <text:p>5,1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0" calcext:value-type="float">
            <text:p>0</text:p>
          </table:table-cell>
          <table:table-cell table:style-name="ce73" table:formula="of:=[.G30]/[.G$37]" office:value-type="percentage" office:value="0" calcext:value-type="percentage">
            <text:p>0,0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1]/[.$B$83]" office:value-type="percentage" office:value="0.047808764940239" calcext:value-type="percentage">
            <text:p>4,78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63" office:value-type="float" office:value="43" calcext:value-type="float">
            <text:p>43</text:p>
          </table:table-cell>
          <table:table-cell table:style-name="ce74" table:formula="of:=[.G31]/[.G$37]" office:value-type="percentage" office:value="0.171314741035857" calcext:value-type="percentage">
            <text:p>17,1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2]/[.$B$83]" office:value-type="percentage" office:value="0.0438247011952191" calcext:value-type="percentage">
            <text:p>4,38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24" calcext:value-type="float">
            <text:p>24</text:p>
          </table:table-cell>
          <table:table-cell table:style-name="ce73" table:formula="of:=[.G32]/[.G$37]" office:value-type="percentage" office:value="0.0956175298804781" calcext:value-type="percentage">
            <text:p>9,56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3]/[.$B$83]" office:value-type="percentage" office:value="0.0438247011952191" calcext:value-type="percentage">
            <text:p>4,38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2" office:value-type="float" office:value="9" calcext:value-type="float">
            <text:p>9</text:p>
          </table:table-cell>
          <table:table-cell table:style-name="ce72" table:formula="of:=[.G33]/[.G$37]" office:value-type="percentage" office:value="0.0358565737051793" calcext:value-type="percentage">
            <text:p>3,59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4]/[.$B$83]" office:value-type="percentage" office:value="0.0358565737051793" calcext:value-type="percentage">
            <text:p>3,59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32" calcext:value-type="float">
            <text:p>32</text:p>
          </table:table-cell>
          <table:table-cell table:style-name="ce75" table:formula="of:=[.G34]/[.G$37]" office:value-type="percentage" office:value="0.127490039840637" calcext:value-type="percentage">
            <text:p>12,75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5]/[.$B$83]" office:value-type="percentage" office:value="0.0318725099601594" calcext:value-type="percentage">
            <text:p>3,19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90" calcext:value-type="float">
            <text:p>90</text:p>
          </table:table-cell>
          <table:table-cell table:style-name="ce76" table:formula="of:=[.G35]/[.G$37]" office:value-type="percentage" office:value="0.358565737051793" calcext:value-type="percentage">
            <text:p>35,86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6]/[.$B$83]" office:value-type="percentage" office:value="0.0278884462151394" calcext:value-type="percentage">
            <text:p>2,79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15" calcext:value-type="float">
            <text:p>15</text:p>
          </table:table-cell>
          <table:table-cell table:style-name="ce73" table:formula="of:=[.G36]/[.G$37]" office:value-type="percentage" office:value="0.0597609561752988" calcext:value-type="percentage">
            <text:p>5,98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7]/[.$B$83]" office:value-type="percentage" office:value="0.0239043824701195" calcext:value-type="percentage">
            <text:p>2,39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251" calcext:value-type="float">
            <text:p>251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8]/[.$B$83]" office:value-type="percentage" office:value="0.0239043824701195" calcext:value-type="percentage">
            <text:p>2,39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9]/[.$B$83]" office:value-type="percentage" office:value="0.0239043824701195" calcext:value-type="percentage">
            <text:p>2,39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0]/[.$B$83]" office:value-type="percentage" office:value="0.0239043824701195" calcext:value-type="percentage">
            <text:p>2,39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1]/[.$B$83]" office:value-type="percentage" office:value="0.0239043824701195" calcext:value-type="percentage">
            <text:p>2,39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2]/[.$B$83]" office:value-type="percentage" office:value="0.0239043824701195" calcext:value-type="percentage">
            <text:p>2,39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3]/[.$B$83]" office:value-type="percentage" office:value="0.0239043824701195" calcext:value-type="percentage">
            <text:p>2,39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4]/[.$B$83]" office:value-type="percentage" office:value="0.0199203187250996" calcext:value-type="percentage">
            <text:p>1,99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5]/[.$B$83]" office:value-type="percentage" office:value="0.0199203187250996" calcext:value-type="percentage">
            <text:p>1,99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83]" office:value-type="percentage" office:value="0.0199203187250996" calcext:value-type="percentage">
            <text:p>1,99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7]/[.$B$83]" office:value-type="percentage" office:value="0.0159362549800797" calcext:value-type="percentage">
            <text:p>1,59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8]/[.$B$83]" office:value-type="percentage" office:value="0.0159362549800797" calcext:value-type="percentage">
            <text:p>1,59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9]/[.$B$83]" office:value-type="percentage" office:value="0.0159362549800797" calcext:value-type="percentage">
            <text:p>1,59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0]/[.$B$83]" office:value-type="percentage" office:value="0.0159362549800797" calcext:value-type="percentage">
            <text:p>1,59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83]" office:value-type="percentage" office:value="0.0159362549800797" calcext:value-type="percentage">
            <text:p>1,59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83]" office:value-type="percentage" office:value="0.0159362549800797" calcext:value-type="percentage">
            <text:p>1,59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3]/[.$B$83]" office:value-type="percentage" office:value="0.0119521912350598" calcext:value-type="percentage">
            <text:p>1,20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4]/[.$B$83]" office:value-type="percentage" office:value="0.0119521912350598" calcext:value-type="percentage">
            <text:p>1,20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83]" office:value-type="percentage" office:value="0.0119521912350598" calcext:value-type="percentage">
            <text:p>1,20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ins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56]/[.$B$83]" office:value-type="percentage" office:value="0.00796812749003984" calcext:value-type="percentage">
            <text:p>0,80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57]/[.$B$83]" office:value-type="percentage" office:value="0.00796812749003984" calcext:value-type="percentage">
            <text:p>0,80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58]/[.$B$83]" office:value-type="percentage" office:value="0.00796812749003984" calcext:value-type="percentage">
            <text:p>0,80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59]/[.$B$83]" office:value-type="percentage" office:value="0.00796812749003984" calcext:value-type="percentage">
            <text:p>0,80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0]/[.$B$83]" office:value-type="percentage" office:value="0.00796812749003984" calcext:value-type="percentage">
            <text:p>0,80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1]/[.$B$83]" office:value-type="percentage" office:value="0.00796812749003984" calcext:value-type="percentage">
            <text:p>0,80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2]/[.$B$83]" office:value-type="percentage" office:value="0.00398406374501992" calcext:value-type="percentage">
            <text:p>0,40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3]/[.$B$83]" office:value-type="percentage" office:value="0.00398406374501992" calcext:value-type="percentage">
            <text:p>0,40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4]/[.$B$83]" office:value-type="percentage" office:value="0.00398406374501992" calcext:value-type="percentage">
            <text:p>0,40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5]/[.$B$83]" office:value-type="percentage" office:value="0.00398406374501992" calcext:value-type="percentage">
            <text:p>0,40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6]/[.$B$83]" office:value-type="percentage" office:value="0.00398406374501992" calcext:value-type="percentage">
            <text:p>0,40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7]/[.$B$83]" office:value-type="percentage" office:value="0.00398406374501992" calcext:value-type="percentage">
            <text:p>0,40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8]/[.$B$83]" office:value-type="percentage" office:value="0.00398406374501992" calcext:value-type="percentage">
            <text:p>0,40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9]/[.$B$83]" office:value-type="percentage" office:value="0.00398406374501992" calcext:value-type="percentage">
            <text:p>0,40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0]/[.$B$83]" office:value-type="percentage" office:value="0.00398406374501992" calcext:value-type="percentage">
            <text:p>0,40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1]/[.$B$83]" office:value-type="percentage" office:value="0.00398406374501992" calcext:value-type="percentage">
            <text:p>0,40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2]/[.$B$83]" office:value-type="percentage" office:value="0.00398406374501992" calcext:value-type="percentage">
            <text:p>0,40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3]/[.$B$83]" office:value-type="percentage" office:value="0.00398406374501992" calcext:value-type="percentage">
            <text:p>0,40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4]/[.$B$83]" office:value-type="percentage" office:value="0.00398406374501992" calcext:value-type="percentage">
            <text:p>0,40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5]/[.$B$83]" office:value-type="percentage" office:value="0.00398406374501992" calcext:value-type="percentage">
            <text:p>0,40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83]" office:value-type="percentage" office:value="0.00398406374501992" calcext:value-type="percentage">
            <text:p>0,40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83]" office:value-type="percentage" office:value="0.00398406374501992" calcext:value-type="percentage">
            <text:p>0,40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83]" office:value-type="percentage" office:value="0.00398406374501992" calcext:value-type="percentage">
            <text:p>0,40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83]" office:value-type="percentage" office:value="0.00398406374501992" calcext:value-type="percentage">
            <text:p>0,40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83]" office:value-type="percentage" office:value="0.00398406374501992" calcext:value-type="percentage">
            <text:p>0,40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83]" office:value-type="percentage" office:value="0.00398406374501992" calcext:value-type="percentage">
            <text:p>0,40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5" calcext:value-type="float">
            <text:p>15</text:p>
          </table:table-cell>
          <table:table-cell table:style-name="ce33" table:formula="of:=[.B82]/[.$B$83]" office:value-type="percentage" office:value="0.0597609561752988" calcext:value-type="percentage">
            <text:p>5,98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82])" office:value-type="float" office:value="251" calcext:value-type="float">
            <text:p>251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92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3'.$A$1" table:cell-range-address="$'20200923'.$A$27:.$D$81"/>
        </table:named-expressions>
      </table:table>
      <table:named-expressions/>
      <table:database-ranges>
        <table:database-range table:name="__Anonymous_Sheet_DB__0" table:target-range-address="'20200923'.A27:'20200923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3" style:display-name="PageStyle_202009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4T15:29:09</dc:date>
    <meta:generator>LibreOffice/6.0.7.3$Linux_X86_64 LibreOffice_project/00m0$Build-3</meta:generator>
    <meta:document-statistic meta:table-count="1" meta:cell-count="35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